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Courier New1"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Heading">
      <style:paragraph-properties fo:break-before="page"/>
    </style:style>
    <style:style style:name="P3" style:family="paragraph" style:parent-style-name="Heading_20_1">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Index_20_1">
      <style:paragraph-properties>
        <style:tab-stops>
          <style:tab-stop style:position="17cm" style:type="right" style:leader-style="dotted" style:leader-text="."/>
        </style:tab-stops>
      </style:paragraph-properties>
    </style:style>
    <style:style style:name="P8" style:family="paragraph" style:parent-style-name="Index_20_2">
      <style:paragraph-properties>
        <style:tab-stops>
          <style:tab-stop style:position="16.501cm" style:type="right" style:leader-style="dotted" style:leader-text="."/>
        </style:tab-stops>
      </style:paragraph-properties>
    </style:style>
    <style:style style:name="T1" style:family="text">
      <style:text-properties style:font-name="Times New Roman"/>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xulpymoney.sdi"/>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title>Xulpymoney</text:title></text:p>
      <text:p text:style-name="Subtitle"><text:date style:data-style-name="N84" text:date-value="2010-05-09T12:53:25.68">2010-05-09</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2" text:name="Índice de contenido1_Head">
            <text:p text:style-name="P2">Índice de contenido</text:p>
          </text:index-title>
          <text:p text:style-name="P4">1. <text:a xlink:type="simple" xlink:href="#__RefHeading__203_1842024073" text:style-name="Internet_20_link" text:visited-style-name="Internet_20_link">¿Qué es Xulpymoney?</text:a><text:tab/><text:a xlink:type="simple" xlink:href="#__RefHeading__203_1842024073" text:style-name="Internet_20_link" text:visited-style-name="Internet_20_link">3</text:a></text:p>
          <text:p text:style-name="P5">1.1. <text:s/><text:a xlink:type="simple" xlink:href="#__RefHeading__205_1842024073" text:style-name="Internet_20_link" text:visited-style-name="Internet_20_link">¿Quien lo está desarrollando?</text:a><text:tab/><text:a xlink:type="simple" xlink:href="#__RefHeading__205_1842024073" text:style-name="Internet_20_link" text:visited-style-name="Internet_20_link">3</text:a></text:p>
          <text:p text:style-name="P5">1.2. <text:s/><text:a xlink:type="simple" xlink:href="#__RefHeading__207_1842024073" text:style-name="Internet_20_link" text:visited-style-name="Internet_20_link">¿Que licencia tiene?</text:a><text:tab/><text:a xlink:type="simple" xlink:href="#__RefHeading__207_1842024073" text:style-name="Internet_20_link" text:visited-style-name="Internet_20_link">3</text:a></text:p>
          <text:p text:style-name="P5">1.3. <text:s/><text:a xlink:type="simple" xlink:href="#__RefHeading__209_1842024073" text:style-name="Internet_20_link" text:visited-style-name="Internet_20_link">¿Cómo puedo contribuir?</text:a><text:tab/><text:a xlink:type="simple" xlink:href="#__RefHeading__209_1842024073" text:style-name="Internet_20_link" text:visited-style-name="Internet_20_link">3</text:a></text:p>
          <text:p text:style-name="P4">2. <text:a xlink:type="simple" xlink:href="#__RefHeading__211_1842024073" text:style-name="Internet_20_link" text:visited-style-name="Internet_20_link">Instalación</text:a><text:tab/><text:a xlink:type="simple" xlink:href="#__RefHeading__211_1842024073" text:style-name="Internet_20_link" text:visited-style-name="Internet_20_link">4</text:a></text:p>
          <text:p text:style-name="P5">2.1. <text:s/><text:a xlink:type="simple" xlink:href="#__RefHeading__213_1842024073" text:style-name="Internet_20_link" text:visited-style-name="Internet_20_link">Base de datos PostgreSQL</text:a><text:tab/><text:a xlink:type="simple" xlink:href="#__RefHeading__213_1842024073" text:style-name="Internet_20_link" text:visited-style-name="Internet_20_link">4</text:a></text:p>
          <text:p text:style-name="P5">2.2. <text:s/><text:a xlink:type="simple" xlink:href="#__RefHeading__215_1842024073" text:style-name="Internet_20_link" text:visited-style-name="Internet_20_link">Servidor Web Apache</text:a><text:tab/><text:a xlink:type="simple" xlink:href="#__RefHeading__215_1842024073" text:style-name="Internet_20_link" text:visited-style-name="Internet_20_link">4</text:a></text:p>
          <text:p text:style-name="P5">2.3. <text:s/><text:a xlink:type="simple" xlink:href="#__RefHeading__217_1842024073" text:style-name="Internet_20_link" text:visited-style-name="Internet_20_link">Xulpymoney</text:a><text:tab/><text:a xlink:type="simple" xlink:href="#__RefHeading__217_1842024073" text:style-name="Internet_20_link" text:visited-style-name="Internet_20_link">4</text:a></text:p>
          <text:p text:style-name="P4">3. <text:a xlink:type="simple" xlink:href="#__RefHeading__219_1842024073" text:style-name="Internet_20_link" text:visited-style-name="Internet_20_link">Manual de usuario</text:a><text:tab/><text:a xlink:type="simple" xlink:href="#__RefHeading__219_1842024073" text:style-name="Internet_20_link" text:visited-style-name="Internet_20_link">5</text:a></text:p>
          <text:p text:style-name="P5">3.1. <text:s/><text:a xlink:type="simple" xlink:href="#__RefHeading__221_1842024073" text:style-name="Internet_20_link" text:visited-style-name="Internet_20_link">Entidades bancarias</text:a><text:tab/><text:a xlink:type="simple" xlink:href="#__RefHeading__221_1842024073" text:style-name="Internet_20_link" text:visited-style-name="Internet_20_link">5</text:a></text:p>
          <text:p text:style-name="P6">3.1.1. <text:s/><text:a xlink:type="simple" xlink:href="#__RefHeading__245_1842024073" text:style-name="Internet_20_link" text:visited-style-name="Internet_20_link">Listado de entidades</text:a><text:tab/><text:a xlink:type="simple" xlink:href="#__RefHeading__245_1842024073" text:style-name="Internet_20_link" text:visited-style-name="Internet_20_link">5</text:a></text:p>
          <text:p text:style-name="P6">3.1.2. <text:s/><text:a xlink:type="simple" xlink:href="#__RefHeading__247_1842024073" text:style-name="Internet_20_link" text:visited-style-name="Internet_20_link">Nueva entidad</text:a><text:tab/><text:a xlink:type="simple" xlink:href="#__RefHeading__247_1842024073" text:style-name="Internet_20_link" text:visited-style-name="Internet_20_link">5</text:a></text:p>
          <text:p text:style-name="P6">3.1.3. <text:s/><text:a xlink:type="simple" xlink:href="#__RefHeading__249_1842024073" text:style-name="Internet_20_link" text:visited-style-name="Internet_20_link">Modificar entidad</text:a><text:tab/><text:a xlink:type="simple" xlink:href="#__RefHeading__249_1842024073" text:style-name="Internet_20_link" text:visited-style-name="Internet_20_link">5</text:a></text:p>
          <text:p text:style-name="P6">3.1.4. <text:s/><text:a xlink:type="simple" xlink:href="#__RefHeading__251_1842024073" text:style-name="Internet_20_link" text:visited-style-name="Internet_20_link">Desactivar entidad</text:a><text:tab/><text:a xlink:type="simple" xlink:href="#__RefHeading__251_1842024073" text:style-name="Internet_20_link" text:visited-style-name="Internet_20_link">5</text:a></text:p>
          <text:p text:style-name="P6">3.1.5. <text:s/><text:a xlink:type="simple" xlink:href="#__RefHeading__366_1842024073" text:style-name="Internet_20_link" text:visited-style-name="Internet_20_link">Patrimonio en una entidad</text:a><text:tab/><text:a xlink:type="simple" xlink:href="#__RefHeading__366_1842024073" text:style-name="Internet_20_link" text:visited-style-name="Internet_20_link">5</text:a></text:p>
          <text:p text:style-name="P5">3.2. <text:s/><text:a xlink:type="simple" xlink:href="#__RefHeading__223_1842024073" text:style-name="Internet_20_link" text:visited-style-name="Internet_20_link">Cuentas</text:a><text:tab/><text:a xlink:type="simple" xlink:href="#__RefHeading__223_1842024073" text:style-name="Internet_20_link" text:visited-style-name="Internet_20_link">5</text:a></text:p>
          <text:p text:style-name="P5">3.3. <text:s/><text:a xlink:type="simple" xlink:href="#__RefHeading__495_99293507" text:style-name="Internet_20_link" text:visited-style-name="Internet_20_link">Tarjetas</text:a><text:tab/><text:a xlink:type="simple" xlink:href="#__RefHeading__495_99293507" text:style-name="Internet_20_link" text:visited-style-name="Internet_20_link">5</text:a></text:p>
          <text:p text:style-name="P5">3.4. <text:s/><text:a xlink:type="simple" xlink:href="#__RefHeading__225_1842024073" text:style-name="Internet_20_link" text:visited-style-name="Internet_20_link">Inversiones</text:a><text:tab/><text:a xlink:type="simple" xlink:href="#__RefHeading__225_1842024073" text:style-name="Internet_20_link" text:visited-style-name="Internet_20_link">5</text:a></text:p>
          <text:p text:style-name="P6">3.4.1. <text:s/><text:a xlink:type="simple" xlink:href="#__RefHeading__352_1935074613" text:style-name="Internet_20_link" text:visited-style-name="Internet_20_link">Fondos de inversión</text:a><text:tab/><text:a xlink:type="simple" xlink:href="#__RefHeading__352_1935074613" text:style-name="Internet_20_link" text:visited-style-name="Internet_20_link">5</text:a></text:p>
          <text:p text:style-name="P6">3.4.2. <text:s/><text:a xlink:type="simple" xlink:href="#__RefHeading__354_1935074613" text:style-name="Internet_20_link" text:visited-style-name="Internet_20_link">Acciones</text:a><text:tab/><text:a xlink:type="simple" xlink:href="#__RefHeading__354_1935074613" text:style-name="Internet_20_link" text:visited-style-name="Internet_20_link">5</text:a></text:p>
          <text:p text:style-name="P6">3.4.3. <text:s/><text:a xlink:type="simple" xlink:href="#__RefHeading__356_1935074613" text:style-name="Internet_20_link" text:visited-style-name="Internet_20_link">Depósitos</text:a><text:tab/><text:a xlink:type="simple" xlink:href="#__RefHeading__356_1935074613" text:style-name="Internet_20_link" text:visited-style-name="Internet_20_link">5</text:a></text:p>
          <text:p text:style-name="P5">3.5. <text:s/><text:a xlink:type="simple" xlink:href="#__RefHeading__227_1842024073" text:style-name="Internet_20_link" text:visited-style-name="Internet_20_link">Informes</text:a><text:tab/><text:a xlink:type="simple" xlink:href="#__RefHeading__227_1842024073" text:style-name="Internet_20_link" text:visited-style-name="Internet_20_link">6</text:a></text:p>
          <text:p text:style-name="P6">3.5.1. <text:s/><text:a xlink:type="simple" xlink:href="#__RefHeading__396_1196964457" text:style-name="Internet_20_link" text:visited-style-name="Internet_20_link">Clasificación de inversiones</text:a><text:tab/><text:a xlink:type="simple" xlink:href="#__RefHeading__396_1196964457" text:style-name="Internet_20_link" text:visited-style-name="Internet_20_link">6</text:a></text:p>
          <text:p text:style-name="P6">3.5.2. <text:s/><text:a xlink:type="simple" xlink:href="#__RefHeading__398_1196964457" text:style-name="Internet_20_link" text:visited-style-name="Internet_20_link">Conceptos</text:a><text:tab/><text:a xlink:type="simple" xlink:href="#__RefHeading__398_1196964457" text:style-name="Internet_20_link" text:visited-style-name="Internet_20_link">6</text:a></text:p>
          <text:p text:style-name="P6">3.5.3. <text:s/><text:a xlink:type="simple" xlink:href="#__RefHeading__400_1196964457" text:style-name="Internet_20_link" text:visited-style-name="Internet_20_link">Evolución TAE</text:a><text:tab/><text:a xlink:type="simple" xlink:href="#__RefHeading__400_1196964457" text:style-name="Internet_20_link" text:visited-style-name="Internet_20_link">6</text:a></text:p>
          <text:p text:style-name="P6">3.5.4. <text:s/><text:a xlink:type="simple" xlink:href="#__RefHeading__402_1196964457" text:style-name="Internet_20_link" text:visited-style-name="Internet_20_link">Referencia IBEX</text:a><text:tab/><text:a xlink:type="simple" xlink:href="#__RefHeading__402_1196964457" text:style-name="Internet_20_link" text:visited-style-name="Internet_20_link">6</text:a></text:p>
          <text:p text:style-name="P6">3.5.5. <text:s/><text:a xlink:type="simple" xlink:href="#__RefHeading__404_1196964457" text:style-name="Internet_20_link" text:visited-style-name="Internet_20_link">Total</text:a><text:tab/><text:a xlink:type="simple" xlink:href="#__RefHeading__404_1196964457" text:style-name="Internet_20_link" text:visited-style-name="Internet_20_link">6</text:a></text:p>
          <text:p text:style-name="P4">4. <text:a xlink:type="simple" xlink:href="#__RefHeading__358_1935074613" text:style-name="Internet_20_link" text:visited-style-name="Internet_20_link">Mantenimiento</text:a><text:tab/><text:a xlink:type="simple" xlink:href="#__RefHeading__358_1935074613" text:style-name="Internet_20_link" text:visited-style-name="Internet_20_link">7</text:a></text:p>
          <text:p text:style-name="P5">4.1. <text:s/><text:a xlink:type="simple" xlink:href="#__RefHeading__360_1935074613" text:style-name="Internet_20_link" text:visited-style-name="Internet_20_link">Operaciones de inversión</text:a><text:tab/><text:a xlink:type="simple" xlink:href="#__RefHeading__360_1935074613" text:style-name="Internet_20_link" text:visited-style-name="Internet_20_link">7</text:a></text:p>
          <text:p text:style-name="P5">4.2. <text:s/><text:a xlink:type="simple" xlink:href="#__RefHeading__362_1935074613" text:style-name="Internet_20_link" text:visited-style-name="Internet_20_link">Datos del Ibex35</text:a><text:tab/><text:a xlink:type="simple" xlink:href="#__RefHeading__362_1935074613" text:style-name="Internet_20_link" text:visited-style-name="Internet_20_link">7</text:a></text:p>
          <text:p text:style-name="P5">4.3. <text:s/><text:a xlink:type="simple" xlink:href="#__RefHeading__364_1935074613" text:style-name="Internet_20_link" text:visited-style-name="Internet_20_link">Tablas auxiliares</text:a><text:tab/><text:a xlink:type="simple" xlink:href="#__RefHeading__364_1935074613" text:style-name="Internet_20_link" text:visited-style-name="Internet_20_link">7</text:a></text:p>
          <text:p text:style-name="P6">4.3.1. <text:s/><text:a xlink:type="simple" xlink:href="#__RefHeading__366_1935074613" text:style-name="Internet_20_link" text:visited-style-name="Internet_20_link">Conceptos</text:a><text:tab/><text:a xlink:type="simple" xlink:href="#__RefHeading__366_1935074613" text:style-name="Internet_20_link" text:visited-style-name="Internet_20_link">7</text:a></text:p>
          <text:p text:style-name="P4">5. <text:a xlink:type="simple" xlink:href="#__RefHeading__237_1842024073" text:style-name="Internet_20_link" text:visited-style-name="Internet_20_link">Esquema de la base de datos</text:a><text:tab/><text:a xlink:type="simple" xlink:href="#__RefHeading__237_1842024073" text:style-name="Internet_20_link" text:visited-style-name="Internet_20_link">8</text:a></text:p>
          <text:p text:style-name="P5">5.1. <text:s/><text:a xlink:type="simple" xlink:href="#__RefHeading__368_1842024073" text:style-name="Internet_20_link" text:visited-style-name="Internet_20_link">Modificaciones directas a la base de datos</text:a><text:tab/><text:a xlink:type="simple" xlink:href="#__RefHeading__368_1842024073" text:style-name="Internet_20_link" text:visited-style-name="Internet_20_link">8</text:a></text:p>
          <text:p text:style-name="P5">5.2. <text:s/><text:a xlink:type="simple" xlink:href="#__RefHeading__497_99293507" text:style-name="Internet_20_link" text:visited-style-name="Internet_20_link">Vista opercuentastarjetas</text:a><text:tab/><text:a xlink:type="simple" xlink:href="#__RefHeading__497_99293507" text:style-name="Internet_20_link" text:visited-style-name="Internet_20_link">8</text:a></text:p>
          <text:p text:style-name="P4">6. <text:a xlink:type="simple" xlink:href="#__RefHeading__239_1842024073" text:style-name="Internet_20_link" text:visited-style-name="Internet_20_link">Soporte</text:a><text:tab/><text:a xlink:type="simple" xlink:href="#__RefHeading__239_1842024073" text:style-name="Internet_20_link" text:visited-style-name="Internet_20_link">9</text:a></text:p>
          <text:p text:style-name="P4"><text:a xlink:type="simple" xlink:href="#__RefHeading__370_1842024073" text:style-name="Internet_20_link" text:visited-style-name="Internet_20_link">Búsqueda por palabras clave</text:a><text:tab/><text:a xlink:type="simple" xlink:href="#__RefHeading__370_1842024073" text:style-name="Internet_20_link" text:visited-style-name="Internet_20_link">10</text:a></text:p>
        </text:index-body>
      </text:table-of-content>
      <text:p text:style-name="Text_20_body"/>
      <text:h text:style-name="P3" text:outline-level="1"><text:bookmark text:name="__RefHeading__203_1842024073"/>¿Qué es <text:alphabetical-index-mark-start text:id="IMark154350276" text:key1="Aplicaciones"/><text:alphabetical-index-mark-start text:id="IMark154350436" text:key1="Aplicaciones"/><text:alphabetical-index-mark-start text:id="IMark250337852" text:key1="Aplicaciones"/><text:alphabetical-index-mark-start text:id="IMark154350116" text:key1="Aplicaciones"/><text:alphabetical-index-mark-start text:id="IMark249927284" text:key1="Aplicaciones"/>Xulpymoney<text:alphabetical-index-mark-end text:id="IMark249927284"/><text:alphabetical-index-mark-end text:id="IMark154350116"/><text:alphabetical-index-mark-end text:id="IMark250337852"/><text:alphabetical-index-mark-end text:id="IMark154350436"/><text:alphabetical-index-mark-end text:id="IMark154350276"/>?<text:bookmark-end text:name="__RefHeading__203_1842024073"/></text:h>
      <text:p text:style-name="Text_20_body"><text:alphabetical-index-mark-start text:id="IMark154350276" text:key1="Aplicaciones"/>Xulpymoney<text:alphabetical-index-mark-end text:id="IMark154350276"/> es un proyecto de contabilidad doméstica. Permite llevar la contabilidad de los gastos comunes (cuentas bancarias y tarjetas de crédito), pero también lleva un riguroso control de compra venta de acciones, fondo de inversión y dividendos.</text:p>
      <text:p text:style-name="P1"><text:tab/>Técnicamente, <text:alphabetical-index-mark-start text:id="IMark154350276" text:key1="Aplicaciones"/>Xulpymoney<text:alphabetical-index-mark-end text:id="IMark154350276"/> es una aplicación web basada en <text:alphabetical-index-mark-start text:id="IMark154350436" text:key1="Aplicaciones"/>Apache<text:alphabetical-index-mark-end text:id="IMark154350436"/>, que ataca a una base de datos relacional basada en <text:alphabetical-index-mark-start text:id="IMark250337852" text:key1="Aplicaciones"/>PostgreSQL<text:alphabetical-index-mark-end text:id="IMark250337852"/>. Utiliza una capa de abstracción de base de datos que es Adodb-py, aunque en principio no se tiene previsto su compatibilidad con mysql, ni otros.</text:p>
      <text:p text:style-name="P1"><text:tab/>Al estar vinculada a la tecnología XUL de mozilla-firefox solo es compatible con este potente navegador de código abierto.</text:p>
      <text:h text:style-name="Heading_20_2" text:outline-level="2"><text:bookmark text:name="__RefHeading__205_1842024073"/>¿Quien lo está desarrollando?<text:bookmark-end text:name="__RefHeading__205_1842024073"/></text:h>
      <text:p text:style-name="Text_20_body">Este programa ha sido desarrollado por Mariano Muñoz, como un proyecto de I+D para aprender la tecnología XUL y mod_python, pero también para solucionar mis problemas de contabilidad doméstica.</text:p>
      <text:h text:style-name="Heading_20_2" text:outline-level="2"><text:bookmark text:name="__RefHeading__207_1842024073"/>¿Que licencia tiene?<text:bookmark-end text:name="__RefHeading__207_1842024073"/></text:h>
      <text:p text:style-name="Text_20_body">La licencia de <text:alphabetical-index-mark-start text:id="IMark250337852" text:key1="Aplicaciones"/>Xulpymoney<text:alphabetical-index-mark-end text:id="IMark250337852"/> está basada en código abierto y es GPL v3. El código fuente lo puedes encontrar en la página <text:span text:style-name="T1">web del proyecto en <text:s/></text:span><text:a xlink:type="simple" xlink:href="http://xulpymoney.sourceforge.net/"><text:span text:style-name="Source_20_Text"><text:span text:style-name="T1">http://xulpymoney.sourceforge.net</text:span></text:span></text:a><text:span text:style-name="Source_20_Text"><text:span text:style-name="T1"> no obstante para bajarte el código puedes utilizar el siguiente comando <text:s/></text:span></text:span><text:span text:style-name="Source_20_Text"><text:s/></text:span></text:p>
      <text:p text:style-name="Código"><text:s/># svn co https://xulpymoney.svn.sourceforge.net/svnroot/xulpymoney/xulpymoney xulpymoney</text:p>
      <text:h text:style-name="Heading_20_2" text:outline-level="2"><text:bookmark text:name="__RefHeading__209_1842024073"/>¿Cómo puedo contribuir?<text:bookmark-end text:name="__RefHeading__209_1842024073"/></text:h>
      <text:p text:style-name="Text_20_body">Se <text:s/>acepta todo tipo de ayuda y colaboración, tanto para las traducciones a otros idiomas como para añadir nuevas funcionalidades. Si quieres ponerte en contacto conmigo lo puedes hacer a través de la cuenta <text:a xlink:type="simple" xlink:href="mailto:turulomio@yahoo.es">turulomio@yahoo.es</text:a>.</text:p>
      <text:h text:style-name="P3" text:outline-level="1"><text:bookmark text:name="__RefHeading__211_1842024073"/>Instalación<text:bookmark-end text:name="__RefHeading__211_1842024073"/></text:h>
      <text:h text:style-name="Heading_20_2" text:outline-level="2"><text:bookmark text:name="__RefHeading__213_1842024073"/>Base de datos <text:alphabetical-index-mark-start text:id="IMark154350276" text:key1="Aplicaciones"/><text:alphabetical-index-mark-start text:id="IMark154350436" text:key1="Aplicaciones"/><text:alphabetical-index-mark-start text:id="IMark154350116" text:key1="Aplicaciones"/><text:alphabetical-index-mark-start text:id="IMark154352196" text:key1="Aplicaciones"/><text:alphabetical-index-mark-start text:id="IMark250401792" text:key1="Aplicaciones"/>PostgreSQL<text:bookmark-end text:name="__RefHeading__213_1842024073"/><text:alphabetical-index-mark-end text:id="IMark250401792"/><text:alphabetical-index-mark-end text:id="IMark154352196"/><text:alphabetical-index-mark-end text:id="IMark154350116"/><text:alphabetical-index-mark-end text:id="IMark154350436"/><text:alphabetical-index-mark-end text:id="IMark154350276"/></text:h>
      <text:p text:style-name="Text_20_body">Debes tener instalada una base de datos postgresql, y crear el esquema de la base de datos con tu usuario y password, debería ser algo parecido a <text:s/>esto:</text:p>
      <text:p text:style-name="Código"># createdb -Upostgres xulpymoney</text:p>
      <text:p text:style-name="Código"># pgsql -U postgres &lt; sql/pgsql.sql</text:p>
      <text:p text:style-name="Código"># pgsql -U postgres &lt; sql/pgsql.data</text:p>
      <text:p text:style-name="Text_20_body">Los ficheros pgsql.sql y pgsql.data se encuentran en el código fuente. El primero crea el esquema del programa en la base de datos xulpymoney, mientras que el segundo introduce los datos mínimos necesarios para trabajar.</text:p>
      <text:h text:style-name="Heading_20_2" text:outline-level="2"><text:bookmark text:name="__RefHeading__215_1842024073"/>Servidor Web <text:alphabetical-index-mark-start text:id="IMark154350276" text:key1="Aplicaciones"/><text:alphabetical-index-mark-start text:id="IMark154350436" text:key1="Aplicaciones"/><text:alphabetical-index-mark-start text:id="IMark154350116" text:key1="Aplicaciones"/><text:alphabetical-index-mark-start text:id="IMark154352196" text:key1="Aplicaciones"/><text:alphabetical-index-mark-start text:id="IMark250401792" text:key1="Aplicaciones"/>Apache<text:bookmark-end text:name="__RefHeading__215_1842024073"/><text:alphabetical-index-mark-end text:id="IMark250401792"/><text:alphabetical-index-mark-end text:id="IMark154352196"/><text:alphabetical-index-mark-end text:id="IMark154350116"/><text:alphabetical-index-mark-end text:id="IMark154350436"/><text:alphabetical-index-mark-end text:id="IMark154350276"/></text:h>
      <text:h text:style-name="Heading_20_2" text:outline-level="2"><text:bookmark text:name="__RefHeading__217_1842024073"/><text:alphabetical-index-mark-start text:id="IMark154350276" text:key1="Aplicaciones"/><text:alphabetical-index-mark-start text:id="IMark154350436" text:key1="Aplicaciones"/><text:alphabetical-index-mark-start text:id="IMark154350116" text:key1="Aplicaciones"/><text:alphabetical-index-mark-start text:id="IMark154352196" text:key1="Aplicaciones"/><text:alphabetical-index-mark-start text:id="IMark250401792" text:key1="Aplicaciones"/>Xulpymoney<text:bookmark-end text:name="__RefHeading__217_1842024073"/><text:alphabetical-index-mark-end text:id="IMark250401792"/><text:alphabetical-index-mark-end text:id="IMark154352196"/><text:alphabetical-index-mark-end text:id="IMark154350116"/><text:alphabetical-index-mark-end text:id="IMark154350436"/><text:alphabetical-index-mark-end text:id="IMark154350276"/></text:h>
      <text:p text:style-name="Text_20_body">Si trabajas con gentoo únicamente deberás bajarte el ebuild de la página web ponerlo en tu repositorio de ebuilds local, el mio es en /usr/local/portage.crear una subcarpeta www-apps/xulpymoney/ metemos el ebuild y hacemos</text:p>
      <text:p text:style-name="Código"># ebuild xulpymoney-9999.ebuild digest</text:p>
      <text:p text:style-name="Código"># emerge xulpymoney</text:p>
      <text:p text:style-name="Text_20_body">Automáticamente se instalarán y se compilaran todas las dependencias</text:p>
      <text:p text:style-name="Text_20_body">Si no usas gentoo, deberás instalar los programas anteriores y ejecutar</text:p>
      <text:p text:style-name="Código"># make install</text:p>
      <text:h text:style-name="P3" text:outline-level="1"><text:bookmark text:name="__RefHeading__219_1842024073"/>Manual de usuario<text:bookmark-end text:name="__RefHeading__219_1842024073"/></text:h>
      <text:h text:style-name="Heading_20_2" text:outline-level="2"><text:bookmark text:name="__RefHeading__221_1842024073"/>Entidades bancarias<text:bookmark-end text:name="__RefHeading__221_1842024073"/></text:h>
      <text:p text:style-name="Text_20_body">Una entidad bancaria es una banco o una caja con la que se contratan una serie de servicios bancarios. <text:alphabetical-index-mark-start text:id="IMark154350276" text:key1="Aplicaciones"/>Xulpymoney<text:alphabetical-index-mark-end text:id="IMark154350276"/> las trata para hacer estudios de patrimonio con cada entidad bancaria</text:p>
      <text:h text:style-name="Heading_20_3" text:outline-level="3"><text:bookmark text:name="__RefHeading__245_1842024073"/>Listado de entidades<text:bookmark-end text:name="__RefHeading__245_1842024073"/></text:h>
      <text:p text:style-name="Text_20_body">Muestra un listado de todos los bancos</text:p>
      <text:h text:style-name="Heading_20_3" text:outline-level="3"><text:bookmark text:name="__RefHeading__247_1842024073"/>Nueva entidad<text:bookmark-end text:name="__RefHeading__247_1842024073"/></text:h>
      <text:p text:style-name="Text_20_body">Menú popup que sale al hacer click derecho sobre el listado de entidades. Permite crear una nueva entidad bancarias</text:p>
      <text:h text:style-name="Heading_20_3" text:outline-level="3"><text:bookmark text:name="__RefHeading__249_1842024073"/>Modificar entidad<text:bookmark-end text:name="__RefHeading__249_1842024073"/></text:h>
      <text:p text:style-name="Text_20_body">Menú popup que sale al hacer click derecho sobre el listado de entidades y permite modificar una entidad bancaria ya existente</text:p>
      <text:h text:style-name="Heading_20_3" text:outline-level="3"><text:bookmark text:name="__RefHeading__251_1842024073"/>Desactivar entidad<text:bookmark-end text:name="__RefHeading__251_1842024073"/></text:h>
      <text:p text:style-name="Text_20_body"><text:alphabetical-index-mark-start text:id="IMark154350276" text:key1="Aplicaciones"/>Xulpymoney<text:alphabetical-index-mark-end text:id="IMark154350276"/> realiza en estudio histórico de los datos de contabilidad, con lo que no permite borrar entidades, cuentas ni inversiones, sino que las desactiva, pero nunca desaparecen los cálculos históricos</text:p>
      <text:h text:style-name="Heading_20_3" text:outline-level="3"><text:bookmark text:name="__RefHeading__366_1842024073"/>Patrimonio en una entidad<text:bookmark-end text:name="__RefHeading__366_1842024073"/></text:h>
      <text:p text:style-name="Text_20_body">Muestra el valor de las cuentas y de las inversiones de una determinada entidad</text:p>
      <text:h text:style-name="Heading_20_2" text:outline-level="2"><text:bookmark text:name="__RefHeading__223_1842024073"/>Cuentas<text:bookmark-end text:name="__RefHeading__223_1842024073"/></text:h>
      <text:h text:style-name="Heading_20_2" text:outline-level="2"><text:bookmark text:name="__RefHeading__495_99293507"/>Tarjetas<text:bookmark-end text:name="__RefHeading__495_99293507"/></text:h>
      <text:p text:style-name="Text_20_body">Si hay cambio de domiciliación del pago de una tarjeta debe crearse una nueva y desactivar las anteriores para no perder la vinculación con los datos anteriores.</text:p>
      <text:h text:style-name="Heading_20_2" text:outline-level="2"><text:bookmark text:name="__RefHeading__225_1842024073"/>Inversiones<text:bookmark-end text:name="__RefHeading__225_1842024073"/></text:h>
      <text:h text:style-name="Heading_20_3" text:outline-level="3"><text:bookmark text:name="__RefHeading__352_1935074613"/>Fondos de inversión<text:bookmark-end text:name="__RefHeading__352_1935074613"/></text:h>
      <text:h text:style-name="Heading_20_3" text:outline-level="3"><text:bookmark text:name="__RefHeading__354_1935074613"/>Acciones<text:bookmark-end text:name="__RefHeading__354_1935074613"/></text:h>
      <text:h text:style-name="Heading_20_3" text:outline-level="3"><text:bookmark text:name="__RefHeading__356_1935074613"/>Depósitos<text:bookmark-end text:name="__RefHeading__356_1935074613"/></text:h>
      <text:p text:style-name="Text_20_body">Los depósitos deben tratarse como cuentas. Cuando se abre un deposito se abre una cuenta con el mismo nombre y se hace un traspaso. Cuando finaliza se hace un ingreso con la operación Vencimiento de Depósito<text:note text:id="ftn1" text:note-class="footnote"><text:note-citation>1</text:note-citation><text:note-body><text:p text:style-name="Footnote">Falta desarrollar.</text:p></text:note-body></text:note></text:p>
      <text:h text:style-name="Heading_20_2" text:outline-level="2"><text:bookmark text:name="__RefHeading__227_1842024073"/><text:soft-page-break/>Informes<text:bookmark-end text:name="__RefHeading__227_1842024073"/></text:h>
      <text:h text:style-name="Heading_20_3" text:outline-level="3"><text:bookmark text:name="__RefHeading__396_1196964457"/>Clasificación de inversiones<text:bookmark-end text:name="__RefHeading__396_1196964457"/></text:h>
      <text:h text:style-name="Heading_20_3" text:outline-level="3"><text:bookmark text:name="__RefHeading__398_1196964457"/>Conceptos<text:bookmark-end text:name="__RefHeading__398_1196964457"/></text:h>
      <text:h text:style-name="Heading_20_3" text:outline-level="3"><text:bookmark text:name="__RefHeading__400_1196964457"/>Evolución TAE<text:bookmark-end text:name="__RefHeading__400_1196964457"/></text:h>
      <text:h text:style-name="Heading_20_3" text:outline-level="3"><text:bookmark text:name="__RefHeading__402_1196964457"/>Referencia IBEX<text:bookmark-end text:name="__RefHeading__402_1196964457"/></text:h>
      <text:h text:style-name="Heading_20_3" text:outline-level="3"><text:bookmark text:name="__RefHeading__404_1196964457"/>Total<text:bookmark-end text:name="__RefHeading__404_1196964457"/></text:h>
      <text:h text:style-name="P3" text:outline-level="1"><text:bookmark text:name="__RefHeading__358_1935074613"/>Mantenimiento<text:bookmark-end text:name="__RefHeading__358_1935074613"/></text:h>
      <text:p text:style-name="Text_20_body">Se recomienda que la administración de estas tablas sea realizada por un profesional que conozca en detalle la manipulación de estas opciones. Se recomienda que sea realizado por un técnico de soporte.</text:p>
      <text:h text:style-name="Heading_20_2" text:outline-level="2"><text:bookmark text:name="__RefHeading__360_1935074613"/>Operaciones de inversión<text:bookmark-end text:name="__RefHeading__360_1935074613"/></text:h>
      <text:h text:style-name="Heading_20_2" text:outline-level="2"><text:bookmark text:name="__RefHeading__362_1935074613"/>Datos del Ibex35<text:bookmark-end text:name="__RefHeading__362_1935074613"/></text:h>
      <text:h text:style-name="Heading_20_2" text:outline-level="2"><text:bookmark text:name="__RefHeading__364_1935074613"/>Tablas auxiliares<text:bookmark-end text:name="__RefHeading__364_1935074613"/></text:h>
      <text:h text:style-name="Heading_20_3" text:outline-level="3"><text:bookmark text:name="__RefHeading__366_1935074613"/>Conceptos<text:bookmark-end text:name="__RefHeading__366_1935074613"/></text:h>
      <text:h text:style-name="P3" text:outline-level="1"><text:bookmark text:name="__RefHeading__237_1842024073"/>Esquema de la base de datos<text:bookmark-end text:name="__RefHeading__237_1842024073"/></text:h>
      <text:h text:style-name="Heading_20_2" text:outline-level="2"><text:bookmark text:name="__RefHeading__368_1842024073"/>Modificaciones directas a la base de datos<text:bookmark-end text:name="__RefHeading__368_1842024073"/></text:h>
      <text:p text:style-name="P1"><text:tab/>No son recomendadas las modificaciones directas sobre las bases de datos ya que pueden romper la fiabilidad de los datos.</text:p>
      <text:h text:style-name="Heading_20_2" text:outline-level="2"><text:bookmark text:name="__RefHeading__497_99293507"/>Vista opercuentastarjetas<text:bookmark-end text:name="__RefHeading__497_99293507"/></text:h>
      <text:p text:style-name="Text_20_body">Es una unión de la tabla opercuentas y opertarjetas para calculos estadísticos, la primera columna es una letra c para opercuentas y t para opertarjetas, no incluye el id_tipo facturación de tarjeta porque ya está incluido en opertarjetas</text:p>
      <text:h text:style-name="P3" text:outline-level="1"><text:bookmark text:name="__RefHeading__239_1842024073"/>Soporte<text:bookmark-end text:name="__RefHeading__239_1842024073"/></text:h>
      <text:p text:style-name="Text_20_body">Para contratar soporte de la aplicación debes hablar con el autor del mismo.</text:p>
      <text:h text:style-name="P3" text:outline-level="1" text:is-list-header="true"><text:bookmark text:name="__RefHeading__370_1842024073"/>Búsqueda por palabras clave<text:bookmark-end text:name="__RefHeading__370_1842024073"/></text:h>
      <text:alphabetical-index text:style-name="Sect2" text:protected="true" text:name="Índice alfabético1">
        <text:alphabetical-index-source text:combine-entries-with-dash="true" text:combine-entries-with-pp="false" text:sort-algorithm="alphanumeric" fo:language="es" fo:country="ES">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ice alfabético1_Head">
            <text:p text:style-name="Index_20_Heading">Índice alfabético</text:p>
          </text:index-title>
          <text:p text:style-name="P7">Aplicaciones<text:tab/></text:p>
          <text:p text:style-name="P8">Apache<text:tab/>2-4</text:p>
          <text:p text:style-name="P8">PostgreSQL<text:tab/>2-4</text:p>
          <text:p text:style-name="P8">Xulpymoney<text:tab/>2-5</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mily-generic="modern" style:font-pitch="fixed"/>
    <style:font-face style:name="Courier New1"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auto-update="true" style:class="text">
      <style:paragraph-properties fo:margin-left="0cm" fo:margin-right="0cm" fo:margin-top="0cm" fo:margin-bottom="0.212cm" fo:text-align="justify" style:justify-single-word="false" fo:text-indent="1.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ódigo" style:family="paragraph" style:parent-style-name="Text_20_body" style:auto-update="true" style:class="text">
      <style:paragraph-properties fo:margin-left="0cm" fo:margin-right="0cm" fo:text-indent="0cm" style:auto-text-indent="false" fo:background-color="#999999">
        <style:background-image/>
      </style:paragraph-properties>
      <style:text-properties fo:color="#ffffff" style:font-name="Courier New1" fo:font-size="8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22:00:03</meta:creation-date>
    <meta:generator>OpenOffice.org/3.2$Win32 OpenOffice.org_project/320m12$Build-9483</meta:generator>
    <meta:editing-cycles>25</meta:editing-cycles>
    <meta:editing-duration>PT02H11M39S</meta:editing-duration>
    <meta:keyword>Manual Usuario Xulpymoney Ayuda Programa Contabilidad Xul</meta:keyword>
    <dc:subject>Manual de usuario de Xulpymoney</dc:subject>
    <dc:title>Xulpymoney</dc:title>
    <dc:date>2010-05-09T12:53:25.59</dc:date>
    <dc:creator>Nadia Adam</dc:creator>
    <meta:document-statistic meta:table-count="0" meta:image-count="0" meta:object-count="0" meta:page-count="10" meta:paragraph-count="113" meta:word-count="940" meta:character-count="5975"/>
  </office:meta>
</office:document-meta>
</file>